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="Arrow_20_concav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Symmetric_20_Arrow" draw:marker-start-width="0.178cm" draw:marker-end="Symmetric_20_Arrow" draw:marker-end-width="0.17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="Rounded_20_short_20_Arrow" draw:marker-start-width="0.127cm" draw:marker-end="Rounded_20_short_20_Arrow" draw:marker-end-width="0.127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0pt"/>
    </style:style>
    <style:style style:name="P7" style:family="paragraph">
      <style:text-properties fo:font-size="12pt" fo:font-style="italic"/>
    </style:style>
    <style:style style:name="T1" style:family="text">
      <style:text-properties fo:font-size="14pt"/>
    </style:style>
    <style:style style:name="T2" style:family="text">
      <style:text-properties style:text-position="-33% 58%" fo:font-size="14pt"/>
    </style:style>
    <style:style style:name="T3" style:family="text">
      <style:text-properties style:text-position="33% 58%" fo:font-size="14pt"/>
    </style:style>
    <style:style style:name="T4" style:family="text">
      <style:text-properties fo:font-size="10pt" fo:font-style="italic"/>
    </style:style>
    <style:style style:name="T5" style:family="text">
      <style:text-properties fo:font-family="Symbol" fo:font-size="10pt" fo:font-style="italic"/>
    </style:style>
    <style:style style:name="T6" style:family="text">
      <style:text-properties style:text-position="-33% 58%" fo:font-size="10pt"/>
    </style:style>
    <style:style style:name="T7" style:family="text">
      <style:text-properties style:text-position="-33% 58%" fo:font-family="Symbol" fo:font-size="10pt"/>
    </style:style>
    <style:style style:name="T8" style:family="text">
      <style:text-properties style:text-position="33% 58%" fo:font-family="Symbol" fo:font-size="14pt"/>
    </style:style>
    <style:style style:name="T9" style:family="text">
      <style:text-properties fo:font-size="12pt" fo:font-style="italic"/>
    </style:style>
    <style:style style:name="T10" style:family="text">
      <style:text-properties style:text-position="-33% 58%" fo:font-size="12pt" fo:font-style="italic"/>
    </style:style>
    <style:style style:name="T11" style:family="text">
      <style:text-properties style:text-position="33% 58%" fo:font-size="12pt" fo:font-style="italic"/>
    </style:style>
    <style:style style:name="T12" style:family="text">
      <style:text-properties fo:font-family="Symbol" fo:font-size="10pt"/>
    </style:style>
    <style:style style:name="T13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905cm" svg:y1="2.27cm" svg:x2="2.905cm" svg:y2="7.985cm">
          <text:p text:style-name="P4"/>
        </draw:line>
        <draw:line draw:style-name="gr1" draw:text-style-name="P1" draw:layer="layout" svg:x1="12.197cm" svg:y1="7.951cm" svg:x2="2.909cm" svg:y2="7.963cm">
          <text:p text:style-name="P4"/>
        </draw:line>
        <draw:line draw:style-name="gr2" draw:text-style-name="P1" draw:layer="layout" svg:x1="4.175cm" svg:y1="3.54cm" svg:x2="6.715cm" svg:y2="3.54cm">
          <text:p text:style-name="P4"/>
        </draw:line>
        <draw:line draw:style-name="gr2" draw:text-style-name="P1" draw:layer="layout" svg:x1="8.325cm" svg:y1="2.54cm" svg:x2="10.865cm" svg:y2="2.54cm">
          <text:p text:style-name="P4"/>
        </draw:line>
        <draw:line draw:style-name="gr3" draw:text-style-name="P1" draw:layer="layout" svg:x1="6.715cm" svg:y1="3.54cm" svg:x2="8.325cm" svg:y2="2.54cm">
          <text:p text:style-name="P4"/>
        </draw:line>
        <draw:line draw:style-name="gr2" draw:text-style-name="P1" draw:layer="layout" svg:x1="4.175cm" svg:y1="7.04cm" svg:x2="6.715cm" svg:y2="7.04cm">
          <text:p text:style-name="P4"/>
        </draw:line>
        <draw:line draw:style-name="gr2" draw:text-style-name="P1" draw:layer="layout" svg:x1="8.325cm" svg:y1="6.04cm" svg:x2="10.865cm" svg:y2="6.04cm">
          <text:p text:style-name="P4"/>
        </draw:line>
        <draw:line draw:style-name="gr3" draw:text-style-name="P1" draw:layer="layout" svg:x1="6.715cm" svg:y1="7.04cm" svg:x2="8.325cm" svg:y2="6.04cm">
          <text:p text:style-name="P4"/>
        </draw:line>
        <draw:line draw:style-name="gr4" draw:text-style-name="P1" draw:layer="layout" svg:x1="5.445cm" svg:y1="3.54cm" svg:x2="5.445cm" svg:y2="7.04cm">
          <text:p text:style-name="P4"/>
        </draw:line>
        <draw:line draw:style-name="gr4" draw:text-style-name="P1" draw:layer="layout" svg:x1="9.545cm" svg:y1="2.536cm" svg:x2="9.545cm" svg:y2="6.036cm">
          <text:p text:style-name="P4"/>
        </draw:line>
        <draw:frame draw:style-name="gr5" draw:text-style-name="P3" draw:layer="layout" svg:width="2.073cm" svg:height="0.988cm" draw:transform="rotate (1.57393791944819) translate (1.743cm 6.08cm)">
          <draw:text-box>
            <text:p text:style-name="P2"><text:span text:style-name="T1">Energy</text:span></text:p>
          </draw:text-box>
        </draw:frame>
        <draw:frame draw:style-name="gr5" draw:text-style-name="P3" draw:layer="layout" svg:width="4.909cm" svg:height="0.988cm" svg:x="4.64cm" svg:y="7.89cm">
          <draw:text-box>
            <text:p text:style-name="P4"><text:span text:style-name="T1">Reaction coordinate</text:span></text:p>
          </draw:text-box>
        </draw:frame>
        <draw:frame draw:style-name="gr5" draw:text-style-name="P3" draw:layer="layout" svg:width="0.993cm" svg:height="1.09cm" svg:x="10.825cm" svg:y="5.496cm">
          <draw:text-box>
            <text:p text:style-name="P4"><text:span text:style-name="T1">S</text:span><text:span text:style-name="T2">0</text:span></text:p>
          </draw:text-box>
        </draw:frame>
        <draw:frame draw:style-name="gr5" draw:text-style-name="P3" draw:layer="layout" svg:width="0.993cm" svg:height="1.09cm" svg:x="10.826cm" svg:y="1.996cm">
          <draw:text-box>
            <text:p text:style-name="P4"><text:span text:style-name="T1">S</text:span><text:span text:style-name="T2">1</text:span></text:p>
          </draw:text-box>
        </draw:frame>
        <draw:frame draw:style-name="gr5" draw:text-style-name="P3" draw:layer="layout" svg:width="0.993cm" svg:height="1.09cm" svg:x="3.177cm" svg:y="6.496cm">
          <draw:text-box>
            <text:p text:style-name="P4"><text:span text:style-name="T1">S</text:span><text:span text:style-name="T2">0</text:span></text:p>
          </draw:text-box>
        </draw:frame>
        <draw:frame draw:style-name="gr5" draw:text-style-name="P3" draw:layer="layout" svg:width="0.993cm" svg:height="1.09cm" svg:x="3.177cm" svg:y="2.996cm">
          <draw:text-box>
            <text:p text:style-name="P4"><text:span text:style-name="T1">S</text:span><text:span text:style-name="T2">1</text:span></text:p>
          </draw:text-box>
        </draw:frame>
        <draw:frame draw:style-name="gr5" draw:text-style-name="P3" draw:layer="layout" svg:width="1.738cm" svg:height="0.988cm" svg:x="4.02cm" svg:y="6.82cm">
          <draw:text-box>
            <text:p text:style-name="P2"><text:span text:style-name="T1">ArOH</text:span></text:p>
          </draw:text-box>
        </draw:frame>
        <draw:frame draw:style-name="gr5" draw:text-style-name="P3" draw:layer="layout" svg:width="1.848cm" svg:height="0.988cm" svg:x="4.02cm" svg:y="2.62cm">
          <draw:text-box>
            <text:p text:style-name="P2"><text:span text:style-name="T1">ArOH</text:span><text:span text:style-name="T3">*</text:span></text:p>
          </draw:text-box>
        </draw:frame>
        <draw:frame draw:style-name="gr5" draw:text-style-name="P6" draw:layer="layout" svg:width="1.387cm" svg:height="0.849cm" draw:transform="rotate (1.56782926706621) translate (5.256cm 5.989cm)">
          <draw:text-box>
            <text:p text:style-name="P5"><text:span text:style-name="T4">h</text:span><text:span text:style-name="T5">n</text:span><text:span text:style-name="T6">ArOH</text:span></text:p>
          </draw:text-box>
        </draw:frame>
        <draw:frame draw:style-name="gr5" draw:text-style-name="P6" draw:layer="layout" svg:width="1.349cm" svg:height="0.851cm" draw:transform="rotate (1.56782926706621) translate (9.356cm 4.889cm)">
          <draw:text-box>
            <text:p text:style-name="P5"><text:span text:style-name="T4">h</text:span><text:span text:style-name="T5">n</text:span><text:span text:style-name="T6">ArO</text:span><text:span text:style-name="T7">-</text:span></text:p>
          </draw:text-box>
        </draw:frame>
        <draw:frame draw:style-name="gr5" draw:text-style-name="P3" draw:layer="layout" svg:width="2.632cm" svg:height="0.992cm" svg:x="8.42cm" svg:y="5.82cm">
          <draw:text-box>
            <text:p text:style-name="P2"><text:span text:style-name="T1">ArO</text:span><text:span text:style-name="T8">-</text:span><text:span text:style-name="T1"> + H</text:span><text:span text:style-name="T3">+</text:span></text:p>
          </draw:text-box>
        </draw:frame>
        <draw:frame draw:style-name="gr5" draw:text-style-name="P3" draw:layer="layout" svg:width="1.756cm" svg:height="0.992cm" svg:x="8.82cm" svg:y="1.62cm">
          <draw:text-box>
            <text:p text:style-name="P2"><text:span text:style-name="T1">ArO</text:span><text:span text:style-name="T8">- *</text:span></text:p>
          </draw:text-box>
        </draw:frame>
        <draw:frame draw:style-name="gr5" draw:text-style-name="P7" draw:layer="layout" svg:width="0.921cm" svg:height="0.969cm" svg:x="7.26cm" svg:y="6.32cm">
          <draw:text-box>
            <text:p text:style-name="P4"><text:span text:style-name="T9">K</text:span><text:span text:style-name="T10">a</text:span></text:p>
          </draw:text-box>
        </draw:frame>
        <draw:frame draw:style-name="gr5" draw:text-style-name="P7" draw:layer="layout" svg:width="1.018cm" svg:height="0.969cm" svg:x="7.261cm" svg:y="2.821cm">
          <draw:text-box>
            <text:p text:style-name="P4"><text:span text:style-name="T9">K</text:span><text:span text:style-name="T10">a</text:span><text:span text:style-name="T11">*</text:span></text:p>
          </draw:text-box>
        </draw:frame>
        <draw:line draw:style-name="gr6" draw:text-style-name="P1" draw:layer="layout" svg:x1="8.381cm" svg:y1="2.535cm" svg:x2="6.715cm" svg:y2="2.535cm">
          <text:p text:style-name="P4"/>
        </draw:line>
        <draw:line draw:style-name="gr6" draw:text-style-name="P1" draw:layer="layout" svg:x1="8.381cm" svg:y1="6.035cm" svg:x2="6.715cm" svg:y2="6.035cm">
          <text:p text:style-name="P4"/>
        </draw:line>
        <draw:line draw:style-name="gr7" draw:text-style-name="P1" draw:layer="layout" svg:x1="6.715cm" svg:y1="2.535cm" svg:x2="6.715cm" svg:y2="3.54cm">
          <text:p text:style-name="P4"/>
        </draw:line>
        <draw:line draw:style-name="gr7" draw:text-style-name="P1" draw:layer="layout" svg:x1="6.715cm" svg:y1="6.036cm" svg:x2="6.715cm" svg:y2="7.041cm">
          <text:p text:style-name="P4"/>
        </draw:line>
        <draw:frame draw:style-name="gr5" draw:text-style-name="P6" draw:layer="layout" svg:width="1.107cm" svg:height="0.78cm" svg:x="5.743cm" svg:y="2.56cm">
          <draw:text-box>
            <text:p text:style-name="P4"><text:span text:style-name="T12">D</text:span><text:span text:style-name="T4">H</text:span><text:span text:style-name="T13">*</text:span></text:p>
          </draw:text-box>
        </draw:frame>
        <draw:frame draw:style-name="gr5" draw:text-style-name="P6" draw:layer="layout" svg:width="0.972cm" svg:height="0.776cm" svg:x="5.809cm" svg:y="6.06cm">
          <draw:text-box>
            <text:p text:style-name="P4"><text:span text:style-name="T12">D</text:span><text:span text:style-name="T4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ussi Eloranta</meta:initial-creator>
    <meta:creation-date>2007-09-11T10:10:01</meta:creation-date>
    <dc:creator>Jussi Eloranta</dc:creator>
    <dc:date>2007-09-11T10:44:44</dc:date>
    <dc:language>en-US</dc:language>
    <meta:editing-cycles>27</meta:editing-cycles>
    <meta:editing-duration>PT34M4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